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Heading_20_1" style:list-style-name="WWNum3"/>
    <style:style style:name="P30" style:family="paragraph" style:parent-style-name="Heading_20_1" style:list-style-name="WWNum3">
      <style:paragraph-properties fo:break-before="auto" fo:break-after="auto"/>
    </style:style>
    <style:style style:name="P3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Sistemes de gestió empresarial</text:span><text:span text:style-name="T2"><text:line-break/></text:span><text:span text:style-name="T3">UD 06. Guia d’estudi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Novem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7">Dades</text:span></text:a><text:span text:style-name="T17"><text:tab/>3</text:span></text:p>
          <text:p text:style-name="P13"><text:a xlink:type="simple" xlink:href="#_tegj7sax1brk" text:style-name="Index_20_Link" text:visited-style-name="Index_20_Link"><text:span text:style-name="T17">Coneixements previs requerits</text:span></text:a><text:span text:style-name="T17"><text:tab/>3</text:span></text:p>
          <text:p text:style-name="P13"><text:a xlink:type="simple" xlink:href="#_e5h9vtsccswh" text:style-name="Index_20_Link" text:visited-style-name="Index_20_Link"><text:span text:style-name="T17">Objectius</text:span></text:a><text:span text:style-name="T17"><text:tab/>3</text:span></text:p>
          <text:p text:style-name="P13"><text:a xlink:type="simple" xlink:href="#_u0mmknkhkm8l" text:style-name="Index_20_Link" text:visited-style-name="Index_20_Link"><text:span text:style-name="T17">Continguts</text:span></text:a><text:span text:style-name="T17"><text:tab/>3</text:span></text:p>
          <text:p text:style-name="P13"><text:a xlink:type="simple" xlink:href="#_fxxpzp8ps827" text:style-name="Index_20_Link" text:visited-style-name="Index_20_Link"><text:span text:style-name="T17">Activitats</text:span></text:a><text:span text:style-name="T17"><text:tab/>3</text:span></text:p>
          <text:p text:style-name="P13"><text:a xlink:type="simple" xlink:href="#_wxomg1su1p99" text:style-name="Index_20_Link" text:visited-style-name="Index_20_Link"><text:span text:style-name="T17">Recomanacions</text:span></text:a><text:span text:style-name="T17"><text:tab/>3</text:span></text:p>
          <text:p text:style-name="P14"><text:a xlink:type="simple" xlink:href="#_uhz91cmaqvpz" text:style-name="Index_20_Link" text:visited-style-name="Index_20_Link"><text:span text:style-name="T17">Autors (en ordre alfabètic)</text:span></text:a><text:span text:style-name="T17"><text:tab/>3</text:span></text:p>
        </text:index-body>
      </text:table-of-content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text:span text:style-name="T14">UD06. Guia d’estudi</text:span></text:p>
      <text:list xml:id="list2773268334" text:style-name="WWNum3">
        <text:list-item>
          <text:p text:style-name="P30"><text:bookmark text:name="_dbh0n1vac4c8"/>Dades</text:p>
        </text:list-item>
      </text:list>
      <text:p text:style-name="P10">Des del 22/11/2021 fins a 28/11/2021. La duració d’aquesta unitat és d’una setmana (5 hores).</text:p>
      <text:list xml:id="list40156159973600" text:continue-numbering="true" text:style-name="WWNum3">
        <text:list-item>
          <text:p text:style-name="P29"><text:bookmark text:name="_tegj7sax1brk"/>Coneixements previs requerits</text:p>
        </text:list-item>
      </text:list>
      <text:list xml:id="list2014570103" text:style-name="WWNum1">
        <text:list-item>
          <text:p text:style-name="P24">Ús bàsic de sistemes operatius.</text:p>
        </text:list-item>
        <text:list-item>
          <text:p text:style-name="P26"><text:soft-page-break/>Coneixement de comandaments de Linux.</text:p>
        </text:list-item>
        <text:list-item>
          <text:p text:style-name="P26">Coneixements avançats de programació.</text:p>
        </text:list-item>
        <text:list-item>
          <text:p text:style-name="P26">Coneixements de Python.</text:p>
        </text:list-item>
        <text:list-item>
          <text:p text:style-name="P27">Desplegament d’Odoo.</text:p>
        </text:list-item>
      </text:list>
      <text:list xml:id="list40158145439383" text:continue-list="list40156159973600" text:style-name="WWNum3">
        <text:list-item>
          <text:p text:style-name="P29"><text:bookmark text:name="_e5h9vtsccswh"/>Objectius</text:p>
        </text:list-item>
      </text:list>
      <text:list xml:id="list1812259947" text:style-name="WWNum2">
        <text:list-item>
          <text:p text:style-name="P25">Aprendre a preparar l’entorn per a desenvolupar mòduls en Odoo.</text:p>
        </text:list-item>
        <text:list-item>
          <text:p text:style-name="P28">Fer els primers passos en desenvolupament de mòduls en Odoo.</text:p>
        </text:list-item>
      </text:list>
      <text:list xml:id="list40157926533969" text:continue-list="list40158145439383" text:style-name="WWNum3">
        <text:list-item>
          <text:p text:style-name="P29"><text:bookmark text:name="_u0mmknkhkm8l"/>Continguts</text:p>
        </text:list-item>
      </text:list>
      <text:p text:style-name="P10">Teoria i activitats no avaluables, a compartir al fòrum.</text:p>
      <text:list xml:id="list40158047132011" text:continue-numbering="true" text:style-name="WWNum3">
        <text:list-item>
          <text:p text:style-name="P29"><text:bookmark text:name="_fxxpzp8ps827"/>Activitats</text:p>
        </text:list-item>
      </text:list>
      <text:p text:style-name="P10">És molt important llegir els apunts i dur a terme les tasques no avaluables.</text:p>
      <text:list xml:id="list40156553094172" text:continue-numbering="true" text:style-name="WWNum3">
        <text:list-item>
          <text:p text:style-name="P29"><text:bookmark text:name="_wxomg1su1p99"/>Recomanacions</text:p>
        </text:list-item>
      </text:list>
      <text:p text:style-name="P10">És recomanable acudir a les tutories col·lectives amb els conceptes de la unitat treballats.</text:p>
      <text:list xml:id="list40157340199087" text:continue-numbering="true" text:style-name="WWNum3">
        <text:list-item>
          <text:p text:style-name="P29"><text:bookmark text:name="_uhz91cmaqvpz"/>Autors (en ordre alfabètic)</text:p>
        </text:list-item>
      </text:list>
      <text:p text:style-name="P10">A continuació oferim en ordre alfabètic el llistat d’autors que han fet aportacions a aquest document:</text:p>
      <text:p text:style-name="P10"><text:tab/>• García Barea, Sergi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6. Guia d’estudi</text:span></text:p>
        <text:p text:style-name="MP1"/>
      </style:header>
      <style:footer>
        <text:p text:style-name="MP4"><text:span text:style-name="MT1">Sistemes de gestió empresarial<text:tab/><text:tab/>UD06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2" meta:word-count="257" meta:character-count="1615" meta:non-whitespace-character-count="1406"/>
    <meta:generator>LibreOfficeDev/6.0.5.2$Linux_X86_64 LibreOffice_project/</meta:generator>
  </office:meta>
</office:document-meta>
</file>